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Efficienza (SG)</text:p>
          </table:table-cell>
          <table:table-cell table:style-name="ce1" office:value-type="string" calcext:value-type="string">
            <text:p>N Triple</text:p>
          </table:table-cell>
          <table:table-cell table:style-name="ce1" office:value-type="string" calcext:value-type="string">
            <text:p>N Doppie</text:p>
          </table:table-cell>
          <table:table-cell table:style-name="ce1" office:value-type="string" calcext:value-type="string">
            <text:p>HV [V]</text:p>
          </table:table-cell>
          <table:table-cell table:style-name="ce1" office:value-type="string" calcext:value-type="string">
            <text:p>Incert. Eff </text:p>
          </table:table-cell>
          <table:table-cell table:style-name="ce1" office:value-type="string" calcext:value-type="string">
            <text:p>Incert. HV [V]</text:p>
          </table:table-cell>
        </table:table-row>
        <table:table-row table:style-name="ro1">
          <table:table-cell/>
          <table:table-cell table:style-name="ce1" table:formula="of:=[.C3]/[.D3]" office:value-type="float" office:value="0.131868131868132" calcext:value-type="float">
            <text:p>0.1318681318681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table:formula="of:=MAX(SQRT([.B3]*(1-[.B3])/[.D3]);1/[.D3])" office:value-type="float" office:value="0.0354684394092695" calcext:value-type="float">
            <text:p>0.03546843940927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4]/[.D4]" office:value-type="float" office:value="0.294117647058823" calcext:value-type="float">
            <text:p>0.2941176470588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table:formula="of:=MAX(SQRT([.B4]*(1-[.B4])/[.D4]);1/[.D4])" office:value-type="float" office:value="0.049421650024518" calcext:value-type="float">
            <text:p>0.049421650024518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5]/[.D5]" office:value-type="float" office:value="0.375" calcext:value-type="float">
            <text:p>0.37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table:formula="of:=MAX(SQRT([.B5]*(1-[.B5])/[.D5]);1/[.D5])" office:value-type="float" office:value="0.0474721578320469" calcext:value-type="float">
            <text:p>0.047472157832047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6]/[.D6]" office:value-type="float" office:value="0.617977528089888" calcext:value-type="float">
            <text:p>0.61797752808988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table:formula="of:=MAX(SQRT([.B6]*(1-[.B6])/[.D6]);1/[.D6])" office:value-type="float" office:value="0.0515033873507801" calcext:value-type="float">
            <text:p>0.05150338735078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7]/[.D7]" office:value-type="float" office:value="0.675675675675676" calcext:value-type="float">
            <text:p>0.67567567567567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table:formula="of:=MAX(SQRT([.B7]*(1-[.B7])/[.D7]);1/[.D7])" office:value-type="float" office:value="0.0444321587311776" calcext:value-type="float">
            <text:p>0.044432158731178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8]/[.D8]" office:value-type="float" office:value="0.679012345679012" calcext:value-type="float">
            <text:p>0.67901234567901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550" calcext:value-type="float">
            <text:p>1550</text:p>
          </table:table-cell>
          <table:table-cell table:style-name="ce1" table:formula="of:=MAX(SQRT([.B8]*(1-[.B8])/[.D8]);1/[.D8])" office:value-type="float" office:value="0.0518728954765131" calcext:value-type="float">
            <text:p>0.051872895476513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9]/[.D9]" office:value-type="float" office:value="0.714285714285714" calcext:value-type="float">
            <text:p>0.71428571428571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table:formula="of:=MAX(SQRT([.B9]*(1-[.B9])/[.D9]);1/[.D9])" office:value-type="float" office:value="0.0473566817236997" calcext:value-type="float">
            <text:p>0.0473566817237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10]/[.D10]" office:value-type="float" office:value="0.778947368421053" calcext:value-type="float">
            <text:p>0.77894736842105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50" calcext:value-type="float">
            <text:p>1650</text:p>
          </table:table-cell>
          <table:table-cell table:style-name="ce1" table:formula="of:=MAX(SQRT([.B10]*(1-[.B10])/[.D10]);1/[.D10])" office:value-type="float" office:value="0.0425735729310504" calcext:value-type="float">
            <text:p>0.042573572931051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11]/[.D11]" office:value-type="float" office:value="0.74" calcext:value-type="float">
            <text:p>0.7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table:formula="of:=MAX(SQRT([.B11]*(1-[.B11])/[.D11]);1/[.D11])" office:value-type="float" office:value="0.0438634243989226" calcext:value-type="float">
            <text:p>0.043863424398923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12]/[.D12]" office:value-type="float" office:value="0.595238095238095" calcext:value-type="float">
            <text:p>0.59523809523809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table:formula="of:=MAX(SQRT([.B12]*(1-[.B12])/[.D12]);1/[.D12])" office:value-type="float" office:value="0.0535556792168118" calcext:value-type="float">
            <text:p>0.053555679216812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13]/[.D13]" office:value-type="float" office:value="0.617647058823529" calcext:value-type="float">
            <text:p>0.61764705882352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table:formula="of:=MAX(SQRT([.B13]*(1-[.B13])/[.D13]);1/[.D13])" office:value-type="float" office:value="0.0481174186338179" calcext:value-type="float">
            <text:p>0.048117418633818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14]/[.D14]" office:value-type="float" office:value="0.522727272727273" calcext:value-type="float">
            <text:p>0.52272727272727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table:formula="of:=MAX(SQRT([.B14]*(1-[.B14])/[.D14]);1/[.D14])" office:value-type="float" office:value="0.0532450884498002" calcext:value-type="float">
            <text:p>0.0532450884498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15]/[.D15]" office:value-type="float" office:value="0.57" calcext:value-type="float">
            <text:p>0.5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table:formula="of:=MAX(SQRT([.B15]*(1-[.B15])/[.D15]);1/[.D15])" office:value-type="float" office:value="0.0495075751779463" calcext:value-type="float">
            <text:p>0.049507575177946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formula="of:=[.C16]/[.D16]" office:value-type="float" office:value="0.455555555555556" calcext:value-type="float">
            <text:p>0.45555555555555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table:formula="of:=MAX(SQRT([.B16]*(1-[.B16])/[.D16]);1/[.D16])" office:value-type="float" office:value="0.052495998933043" calcext:value-type="float">
            <text:p>0.052495998933043</text:p>
          </table:table-cell>
          <table:table-cell table:style-name="ce1" table:formula="of:=1" office:value-type="float" office:value="1" calcext:value-type="float">
            <text:p>1</text:p>
          </table:table-cell>
        </table:table-row>
        <table:table-row table:style-name="ro1" table:number-rows-repeated="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9:36:33.49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11:36:49.573000000</meta:creation-date>
    <dc:date>2021-02-03T20:01:39.656000000</dc:date>
    <meta:editing-duration>PT22M7S</meta:editing-duration>
    <meta:editing-cycles>4</meta:editing-cycles>
    <meta:generator>LibreOffice/7.0.3.1$Windows_X86_64 LibreOffice_project/d7547858d014d4cf69878db179d326fc3483e082</meta:generator>
    <meta:document-statistic meta:table-count="2" meta:cell-count="90" meta:object-count="0"/>
  </office:meta>
</office:document-meta>
</file>